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38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rted-06-07-cryp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Tor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Tor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Tor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Tor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en your tor 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Tor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 Socks5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VPN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VPN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ing VPN SOCK5 etc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table:number-columns-repeated="2"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  â¥â¦â£â  CARDING &amp; CASHOUT with Online Poker - 48 Pag. Guide â¥â¦â£â  <text:s/>ââ</text:p>
          </table:table-cell>
          <table:table-cell office:value-type="string" calcext:value-type="string">
            <text:p>Cashing Out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shing Out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ooking for Alprazolam Powder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Modifying Credi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r Data Safty Tool <text:s/>-- Truecrypt -- Usage Tutorial to stay S.A.F.E</text:p>
          </table:table-cell>
          <table:table-cell office:value-type="string" calcext:value-type="string">
            <text:p>PGP/G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PGP/GPG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ule #1. never sign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ymity – Other</text:p>
          </table:table-cell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rypto Forum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-crypto'.B$1:.B$1048576];[.B4])" office:value-type="float" office:value="255" calcext:value-type="float">
            <text:p>255</text:p>
          </table:table-cell>
          <table:table-cell table:formula="of:=COUNTIF([$'sorted-06-07-crypto'.D$1:.D$1048576];[.B4])" office:value-type="float" office:value="352" calcext:value-type="float">
            <text:p>352</text:p>
          </table:table-cell>
          <table:table-cell table:formula="of:=SUM([.D4]-[.C4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-crypto'.B$1:.B$1048576];[.B5])" office:value-type="float" office:value="4" calcext:value-type="float">
            <text:p>4</text:p>
          </table:table-cell>
          <table:table-cell table:formula="of:=COUNTIF([$'sorted-06-07-crypto'.D$1:.D$1048576];[.B5])" office:value-type="float" office:value="66" calcext:value-type="float">
            <text:p>66</text:p>
          </table:table-cell>
          <table:table-cell table:formula="of:=SUM([.D5]-[.C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-crypto'.B$1:.B$1048576];[.B6])" office:value-type="float" office:value="111" calcext:value-type="float">
            <text:p>111</text:p>
          </table:table-cell>
          <table:table-cell table:formula="of:=COUNTIF([$'sorted-06-07-crypto'.D$1:.D$1048576];[.B6])" office:value-type="float" office:value="144" calcext:value-type="float">
            <text:p>144</text:p>
          </table:table-cell>
          <table:table-cell table:formula="of:=SUM([.D6]-[.C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-crypto'.B$1:.B$1048576];[.B7])" office:value-type="float" office:value="132" calcext:value-type="float">
            <text:p>132</text:p>
          </table:table-cell>
          <table:table-cell table:formula="of:=COUNTIF([$'sorted-06-07-crypto'.D$1:.D$1048576];[.B7])" office:value-type="float" office:value="142" calcext:value-type="float">
            <text:p>142</text:p>
          </table:table-cell>
          <table:table-cell table:formula="of:=SUM([.D7]-[.C7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-crypto'.B$1:.B$1048576];[.B8])" office:value-type="float" office:value="11" calcext:value-type="float">
            <text:p>11</text:p>
          </table:table-cell>
          <table:table-cell table:formula="of:=COUNTIF([$'sorted-06-07-crypto'.D$1:.D$1048576];[.B8])" office:value-type="float" office:value="25" calcext:value-type="float">
            <text:p>25</text:p>
          </table:table-cell>
          <table:table-cell table:formula="of:=SUM([.D8]-[.C8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-crypto'.B$1:.B$1048576];[.B9])" office:value-type="float" office:value="13" calcext:value-type="float">
            <text:p>13</text:p>
          </table:table-cell>
          <table:table-cell table:formula="of:=COUNTIF([$'sorted-06-07-crypto'.D$1:.D$1048576];[.B9])" office:value-type="float" office:value="27" calcext:value-type="float">
            <text:p>27</text:p>
          </table:table-cell>
          <table:table-cell table:formula="of:=SUM([.D9]-[.C9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-crypto'.B$1:.B$1048576];[.B10])" office:value-type="float" office:value="21" calcext:value-type="float">
            <text:p>21</text:p>
          </table:table-cell>
          <table:table-cell table:formula="of:=COUNTIF([$'sorted-06-07-crypto'.D$1:.D$1048576];[.B10])" office:value-type="float" office:value="27" calcext:value-type="float">
            <text:p>27</text:p>
          </table:table-cell>
          <table:table-cell table:formula="of:=SUM([.D10]-[.C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-crypto'.B$1:.B$1048576];[.B11])" office:value-type="float" office:value="3" calcext:value-type="float">
            <text:p>3</text:p>
          </table:table-cell>
          <table:table-cell table:formula="of:=COUNTIF([$'sorted-06-07-crypto'.D$1:.D$1048576];[.B11])" office:value-type="float" office:value="6" calcext:value-type="float">
            <text:p>6</text:p>
          </table:table-cell>
          <table:table-cell table:formula="of:=SUM([.D11]-[.C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-crypto'.B$1:.B$1048576];[.B12])" office:value-type="float" office:value="0" calcext:value-type="float">
            <text:p>0</text:p>
          </table:table-cell>
          <table:table-cell table:formula="of:=COUNTIF([$'sorted-06-07-crypto'.D$1:.D$1048576];[.B12])" office:value-type="float" office:value="3" calcext:value-type="float">
            <text:p>3</text:p>
          </table:table-cell>
          <table:table-cell table:formula="of:=SUM([.D12]-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-crypto'.B$1:.B$1048576];[.B13])" office:value-type="float" office:value="18" calcext:value-type="float">
            <text:p>18</text:p>
          </table:table-cell>
          <table:table-cell table:formula="of:=COUNTIF([$'sorted-06-07-crypto'.D$1:.D$1048576];[.B13])" office:value-type="float" office:value="20" calcext:value-type="float">
            <text:p>20</text:p>
          </table:table-cell>
          <table:table-cell table:formula="of:=SUM([.D13]-[.C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-crypto'.B$1:.B$1048576];[.B14])" office:value-type="float" office:value="7" calcext:value-type="float">
            <text:p>7</text:p>
          </table:table-cell>
          <table:table-cell table:formula="of:=COUNTIF([$'sorted-06-07-crypto'.D$1:.D$1048576];[.B14])" office:value-type="float" office:value="8" calcext:value-type="float">
            <text:p>8</text:p>
          </table:table-cell>
          <table:table-cell table:formula="of:=SUM([.D14]-[.C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-crypto'.B$1:.B$1048576];[.B15])" office:value-type="float" office:value="0" calcext:value-type="float">
            <text:p>0</text:p>
          </table:table-cell>
          <table:table-cell table:formula="of:=COUNTIF([$'sorted-06-07-crypto'.D$1:.D$1048576];[.B15])" office:value-type="float" office:value="1" calcext:value-type="float">
            <text:p>1</text:p>
          </table:table-cell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-crypto'.B$1:.B$1048576];[.B16])" office:value-type="float" office:value="1" calcext:value-type="float">
            <text:p>1</text:p>
          </table:table-cell>
          <table:table-cell table:formula="of:=COUNTIF([$'sorted-06-07-crypto'.D$1:.D$1048576];[.B16])" office:value-type="float" office:value="2" calcext:value-type="float">
            <text:p>2</text:p>
          </table:table-cell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-crypto'.B$1:.B$1048576];[.B17])" office:value-type="float" office:value="2" calcext:value-type="float">
            <text:p>2</text:p>
          </table:table-cell>
          <table:table-cell table:formula="of:=COUNTIF([$'sorted-06-07-crypto'.D$1:.D$1048576];[.B17])" office:value-type="float" office:value="2" calcext:value-type="float">
            <text:p>2</text:p>
          </table:table-cell>
          <table:table-cell table:formula="of:=SUM([.D17]-[.C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-crypto'.B$1:.B$1048576];[.B18])" office:value-type="float" office:value="1" calcext:value-type="float">
            <text:p>1</text:p>
          </table:table-cell>
          <table:table-cell table:formula="of:=COUNTIF([$'sorted-06-07-crypto'.D$1:.D$1048576];[.B18])" office:value-type="float" office:value="1" calcext:value-type="float">
            <text:p>1</text:p>
          </table:table-cell>
          <table:table-cell table:formula="of:=SUM([.D18]-[.C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-crypto'.B$1:.B$1048576];[.B19])" office:value-type="float" office:value="1" calcext:value-type="float">
            <text:p>1</text:p>
          </table:table-cell>
          <table:table-cell table:formula="of:=COUNTIF([$'sorted-06-07-crypto'.D$1:.D$1048576];[.B19])" office:value-type="float" office:value="1" calcext:value-type="float">
            <text:p>1</text:p>
          </table:table-cell>
          <table:table-cell table:formula="of:=SUM([.D19]-[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-crypto'.B$1:.B$1048576];[.B20])" office:value-type="float" office:value="1" calcext:value-type="float">
            <text:p>1</text:p>
          </table:table-cell>
          <table:table-cell table:formula="of:=COUNTIF([$'sorted-06-07-crypto'.D$1:.D$1048576];[.B20])" office:value-type="float" office:value="1" calcext:value-type="float">
            <text:p>1</text:p>
          </table:table-cell>
          <table:table-cell table:formula="of:=SUM([.D20]-[.C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-crypto'.B$1:.B$1048576];[.B21])" office:value-type="float" office:value="1" calcext:value-type="float">
            <text:p>1</text:p>
          </table:table-cell>
          <table:table-cell table:formula="of:=COUNTIF([$'sorted-06-07-crypto'.D$1:.D$1048576];[.B21])" office:value-type="float" office:value="1" calcext:value-type="float">
            <text:p>1</text:p>
          </table:table-cell>
          <table:table-cell table:formula="of:=SUM([.D21]-[.C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-crypto'.B$1:.B$1048576];[.B22])" office:value-type="float" office:value="26" calcext:value-type="float">
            <text:p>26</text:p>
          </table:table-cell>
          <table:table-cell table:formula="of:=COUNTIF([$'sorted-06-07-crypto'.D$1:.D$1048576];[.B22])" office:value-type="float" office:value="25" calcext:value-type="float">
            <text:p>25</text:p>
          </table:table-cell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-crypto'.B$1:.B$1048576];[.B23])" office:value-type="float" office:value="2" calcext:value-type="float">
            <text:p>2</text:p>
          </table:table-cell>
          <table:table-cell table:formula="of:=COUNTIF([$'sorted-06-07-crypto'.D$1:.D$1048576];[.B23])" office:value-type="float" office:value="1" calcext:value-type="float">
            <text:p>1</text:p>
          </table:table-cell>
          <table:table-cell table:formula="of:=SUM([.D23]-[.C23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-crypto'.B$1:.B$1048576];[.B24])" office:value-type="float" office:value="23" calcext:value-type="float">
            <text:p>23</text:p>
          </table:table-cell>
          <table:table-cell table:formula="of:=COUNTIF([$'sorted-06-07-crypto'.D$1:.D$1048576];[.B24])" office:value-type="float" office:value="22" calcext:value-type="float">
            <text:p>22</text:p>
          </table:table-cell>
          <table:table-cell table:formula="of:=SUM([.D24]-[.C2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-crypto'.B$1:.B$1048576];[.B25])" office:value-type="float" office:value="1" calcext:value-type="float">
            <text:p>1</text:p>
          </table:table-cell>
          <table:table-cell table:formula="of:=COUNTIF([$'sorted-06-07-crypto'.D$1:.D$1048576];[.B25])" office:value-type="float" office:value="0" calcext:value-type="float">
            <text:p>0</text:p>
          </table:table-cell>
          <table:table-cell table:formula="of:=SUM([.D25]-[.C25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-crypto'.B$1:.B$1048576];[.B26])" office:value-type="float" office:value="3" calcext:value-type="float">
            <text:p>3</text:p>
          </table:table-cell>
          <table:table-cell table:formula="of:=COUNTIF([$'sorted-06-07-crypto'.D$1:.D$1048576];[.B26])" office:value-type="float" office:value="2" calcext:value-type="float">
            <text:p>2</text:p>
          </table:table-cell>
          <table:table-cell table:formula="of:=SUM([.D26]-[.C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-crypto'.B$1:.B$1048576];[.B27])" office:value-type="float" office:value="7" calcext:value-type="float">
            <text:p>7</text:p>
          </table:table-cell>
          <table:table-cell table:formula="of:=COUNTIF([$'sorted-06-07-crypto'.D$1:.D$1048576];[.B27])" office:value-type="float" office:value="5" calcext:value-type="float">
            <text:p>5</text:p>
          </table:table-cell>
          <table:table-cell table:formula="of:=SUM([.D27]-[.C27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-crypto'.B$1:.B$1048576];[.B28])" office:value-type="float" office:value="16" calcext:value-type="float">
            <text:p>16</text:p>
          </table:table-cell>
          <table:table-cell table:formula="of:=COUNTIF([$'sorted-06-07-crypto'.D$1:.D$1048576];[.B28])" office:value-type="float" office:value="12" calcext:value-type="float">
            <text:p>12</text:p>
          </table:table-cell>
          <table:table-cell table:formula="of:=SUM([.D28]-[.C28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-crypto'.B$1:.B$1048576];[.B29])" office:value-type="float" office:value="14" calcext:value-type="float">
            <text:p>14</text:p>
          </table:table-cell>
          <table:table-cell table:formula="of:=COUNTIF([$'sorted-06-07-crypto'.D$1:.D$1048576];[.B29])" office:value-type="float" office:value="10" calcext:value-type="float">
            <text:p>10</text:p>
          </table:table-cell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-crypto'.B$1:.B$1048576];[.B30])" office:value-type="float" office:value="117" calcext:value-type="float">
            <text:p>117</text:p>
          </table:table-cell>
          <table:table-cell table:formula="of:=COUNTIF([$'sorted-06-07-crypto'.D$1:.D$1048576];[.B30])" office:value-type="float" office:value="105" calcext:value-type="float">
            <text:p>105</text:p>
          </table:table-cell>
          <table:table-cell table:formula="of:=SUM([.D30]-[.C30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-crypto'.B$1:.B$1048576];[.B31])" office:value-type="float" office:value="59" calcext:value-type="float">
            <text:p>59</text:p>
          </table:table-cell>
          <table:table-cell table:formula="of:=COUNTIF([$'sorted-06-07-crypto'.D$1:.D$1048576];[.B31])" office:value-type="float" office:value="48" calcext:value-type="float">
            <text:p>48</text:p>
          </table:table-cell>
          <table:table-cell table:formula="of:=SUM([.D31]-[.C31])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-crypto'.B$1:.B$1048576];[.B32])" office:value-type="float" office:value="237" calcext:value-type="float">
            <text:p>237</text:p>
          </table:table-cell>
          <table:table-cell table:formula="of:=COUNTIF([$'sorted-06-07-crypto'.D$1:.D$1048576];[.B32])" office:value-type="float" office:value="217" calcext:value-type="float">
            <text:p>217</text:p>
          </table:table-cell>
          <table:table-cell table:formula="of:=SUM([.D32]-[.C32])"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-crypto'.B$1:.B$1048576];[.B33])" office:value-type="float" office:value="144" calcext:value-type="float">
            <text:p>144</text:p>
          </table:table-cell>
          <table:table-cell table:formula="of:=COUNTIF([$'sorted-06-07-crypto'.D$1:.D$1048576];[.B33])" office:value-type="float" office:value="115" calcext:value-type="float">
            <text:p>115</text:p>
          </table:table-cell>
          <table:table-cell table:formula="of:=SUM([.D33]-[.C33])" office:value-type="float" office:value="-29" calcext:value-type="float">
            <text:p>-29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-crypto'.B$1:.B$1048576];[.B34])" office:value-type="float" office:value="218" calcext:value-type="float">
            <text:p>218</text:p>
          </table:table-cell>
          <table:table-cell table:formula="of:=COUNTIF([$'sorted-06-07-crypto'.D$1:.D$1048576];[.B34])" office:value-type="float" office:value="199" calcext:value-type="float">
            <text:p>199</text:p>
          </table:table-cell>
          <table:table-cell table:formula="of:=SUM([.D34]-[.C34])"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-crypto'.B$1:.B$1048576];[.B35])" office:value-type="float" office:value="175" calcext:value-type="float">
            <text:p>175</text:p>
          </table:table-cell>
          <table:table-cell table:formula="of:=COUNTIF([$'sorted-06-07-crypto'.D$1:.D$1048576];[.B35])" office:value-type="float" office:value="157" calcext:value-type="float">
            <text:p>157</text:p>
          </table:table-cell>
          <table:table-cell table:formula="of:=SUM([.D35]-[.C35])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-crypto'.B$1:.B$1048576];[.B36])" office:value-type="float" office:value="179" calcext:value-type="float">
            <text:p>179</text:p>
          </table:table-cell>
          <table:table-cell table:formula="of:=COUNTIF([$'sorted-06-07-crypto'.D$1:.D$1048576];[.B36])" office:value-type="float" office:value="158" calcext:value-type="float">
            <text:p>158</text:p>
          </table:table-cell>
          <table:table-cell table:formula="of:=SUM([.D36]-[.C36])"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-crypto'.B$1:.B$1048576];[.B37])" office:value-type="float" office:value="105" calcext:value-type="float">
            <text:p>105</text:p>
          </table:table-cell>
          <table:table-cell table:formula="of:=COUNTIF([$'sorted-06-07-crypto'.D$1:.D$1048576];[.B37])" office:value-type="float" office:value="94" calcext:value-type="float">
            <text:p>94</text:p>
          </table:table-cell>
          <table:table-cell table:formula="of:=SUM([.D37]-[.C37])"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-crypto'.B$1:.B$1048576];[.B38])" office:value-type="float" office:value="571" calcext:value-type="float">
            <text:p>571</text:p>
          </table:table-cell>
          <table:table-cell table:formula="of:=COUNTIF([$'sorted-06-07-crypto'.D$1:.D$1048576];[.B38])" office:value-type="float" office:value="489" calcext:value-type="float">
            <text:p>489</text:p>
          </table:table-cell>
          <table:table-cell table:formula="of:=SUM([.D38]-[.C38])" office:value-type="float" office:value="-82" calcext:value-type="float">
            <text:p>-82</text:p>
          </table:table-cell>
        </table:table-row>
      </table:table>
      <table:table table:name="stats_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rypto Forum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248" calcext:value-type="float">
            <text:p>248</text:p>
          </table:table-cell>
          <table:table-cell office:value-type="float" office:value="338" calcext:value-type="float">
            <text:p>3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572" calcext:value-type="float">
            <text:p>572</text:p>
          </table:table-cell>
          <table:table-cell office:value-type="float" office:value="498" calcext:value-type="float">
            <text:p>498</text:p>
          </table:table-cell>
          <table:table-cell office:value-type="float" office:value="-74" calcext:value-type="float">
            <text:p>-74</text:p>
          </table:table-cell>
        </table:table-row>
      </table:table>
      <table:named-expressions/>
      <table:database-ranges>
        <table:database-range table:name="__Anonymous_Sheet_DB__0" table:target-range-address="'sorted-06-07-crypto'.A1:'sorted-06-07-crypto'.D2489"/>
        <table:database-range table:name="__Anonymous_Sheet_DB__1" table:target-range-address="stats.B3:stats.E38" table:orientation="column"/>
        <table:database-range table:name="__Anonymous_Sheet_DB__2" table:target-range-address="stats_2.B3:stats_2.E3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8:45:51.891695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8T18:59:52.671175915</dc:date>
    <meta:editing-duration>PT44M19S</meta:editing-duration>
    <meta:editing-cycles>3</meta:editing-cycles>
    <meta:document-statistic meta:table-count="3" meta:cell-count="10246" meta:object-count="0"/>
  </office:meta>
</office:document-meta>
</file>